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0200000002000309F1C.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ce style:name="OpenSymbol" svg:font-family="OpenSymbol"/>
    <style:font-face style:name="Droid Sans Fallback1" svg:font-family="'Droid Sans Fallback'" style:font-family-generic="modern" style:font-pitch="fixed"/>
    <style:font-face style:name="FreeSerif" svg:font-family="FreeSerif" style:font-family-generic="modern" style:font-pitch="fixed"/>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break-before="page"/>
    </style:style>
    <style:style style:name="P2" style:family="paragraph" style:parent-style-name="Contents_20_Heading">
      <style:paragraph-properties fo:break-before="page"/>
    </style:style>
    <style:style style:name="P3" style:family="paragraph" style:parent-style-name="Contents_20_3">
      <style:paragraph-properties>
        <style:tab-stops>
          <style:tab-stop style:position="16.002cm" style:type="right" style:leader-style="dotted" style:leader-text="."/>
        </style:tab-stops>
      </style:paragraph-properties>
    </style:style>
    <style:style style:name="P4" style:family="paragraph" style:parent-style-name="Contents_20_1">
      <style:paragraph-properties>
        <style:tab-stops>
          <style:tab-stop style:position="17cm" style:type="right" style:leader-style="dotted" style:leader-text="."/>
        </style:tab-stops>
      </style:paragraph-properties>
    </style:style>
    <style:style style:name="P5" style:family="paragraph" style:parent-style-name="Contents_20_2">
      <style:paragraph-properties>
        <style:tab-stops>
          <style:tab-stop style:position="16.501cm" style:type="right" style:leader-style="dotted" style:leader-text="."/>
        </style:tab-stops>
      </style:paragraph-properties>
    </style:style>
    <style:style style:name="P6" style:family="paragraph" style:parent-style-name="Text_20_body" style:list-style-name="L1"/>
    <style:style style:name="P7" style:family="paragraph" style:parent-style-name="Text_20_body" style:list-style-name="L2"/>
    <style:style style:name="P8" style:family="paragraph" style:parent-style-name="Text_20_body" style:list-style-name="L3"/>
    <style:style style:name="P9" style:family="paragraph" style:parent-style-name="Text_20_body" style:list-style-name="L4"/>
    <style:style style:name="P10" style:family="paragraph" style:parent-style-name="Text_20_body" style:list-style-name="L5"/>
    <style:style style:name="P11" style:family="paragraph" style:parent-style-name="Text_20_body" style:list-style-name="L6"/>
    <style:style style:name="P12" style:family="paragraph" style:parent-style-name="Text_20_body" style:list-style-name="L7"/>
    <style:style style:name="P13" style:family="paragraph" style:parent-style-name="Text_20_body" style:list-style-name="L8"/>
    <style:style style:name="P14" style:family="paragraph" style:parent-style-name="Text_20_body" style:list-style-name="L9"/>
    <style:style style:name="P15" style:family="paragraph" style:parent-style-name="Text_20_body" style:list-style-name="L10"/>
    <style:style style:name="P16" style:family="paragraph" style:parent-style-name="Text_20_body" style:list-style-name="L11"/>
    <style:style style:name="P17" style:family="paragraph" style:parent-style-name="Text_20_body" style:list-style-name="L12"/>
    <style:style style:name="P18" style:family="paragraph" style:parent-style-name="Text_20_body" style:list-style-name="L13"/>
    <style:style style:name="P19" style:family="paragraph" style:parent-style-name="Text_20_body" style:list-style-name="L14"/>
    <style:style style:name="P20" style:family="paragraph" style:parent-style-name="Text_20_body" style:list-style-name="L15"/>
    <style:style style:name="P21" style:family="paragraph" style:parent-style-name="Text_20_body" style:list-style-name="L16"/>
    <style:style style:name="P22" style:family="paragraph" style:parent-style-name="Text_20_body" style:list-style-name="L17"/>
    <style:style style:name="P23" style:family="paragraph" style:parent-style-name="Text_20_body" style:list-style-name="L18"/>
    <style:style style:name="P24" style:family="paragraph" style:parent-style-name="Text_20_body" style:list-style-name="L19"/>
    <style:style style:name="P25" style:family="paragraph" style:parent-style-name="Heading_20_1">
      <style:paragraph-properties fo:break-before="page"/>
    </style:style>
    <style:style style:name="P26" style:family="paragraph">
      <style:paragraph-properties fo:margin-left="0cm" fo:margin-right="0cm" fo:margin-top="0cm" fo:margin-bottom="0cm" fo:line-height="100%" fo:text-align="center" fo:text-indent="0cm"/>
    </style:style>
    <style:style style:name="P27"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1" fo:font-size="12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28" style:family="paragraph">
      <style:paragraph-properties fo:margin-left="0cm" fo:margin-right="0cm" fo:margin-top="0cm" fo:margin-bottom="0cm" fo:line-height="100%" fo:text-indent="0cm"/>
    </style:style>
    <style:style style:name="P29" style:family="paragraph">
      <style:paragraph-properties fo:margin-left="0cm" fo:margin-right="0cm" fo:margin-top="0cm" fo:margin-bottom="0cm" fo:line-height="100%" fo:text-indent="0cm"/>
      <style:text-properties style:use-window-font-color="true" style:text-outline="false" style:text-line-through-style="none" style:font-name="Liberation Sans1" fo:font-size="12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style:use-window-font-color="true" style:text-outline="false" style:text-line-through-style="none" style:font-name="Liberation Sans1" fo:font-size="12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draw:stroke-dash="Dash_20_1" svg:stroke-width="0cm" svg:stroke-color="#000000" draw:marker-start="" draw:marker-start-width="0.3cm" draw:marker-start-center="false" draw:marker-end="" draw:marker-end-width="0.3cm" draw:marker-end-center="false" draw:fill="solid" draw:fill-color="#99ccff" draw:fill-gradient-name="Gradient_20_7" draw:fill-hatch-name="Hatch_20_1"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draw:stroke-dash="Dash_20_1" svg:stroke-width="0cm" svg:stroke-color="#000000" draw:marker-start="" draw:marker-start-width="0.3cm" draw:marker-start-center="false" draw:marker-end="" draw:marker-end-width="0.3cm" draw:marker-end-center="false" draw:fill="solid" draw:fill-color="#99ccff" draw:fill-gradient-name="Gradient_20_7" draw:fill-hatch-name="Hatch_20_1"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draw:stroke-dash="Dash_20_1" svg:stroke-width="0cm" svg:stroke-color="#000000" draw:marker-start="" draw:marker-start-width="0.3cm" draw:marker-start-center="false" draw:marker-end="Arrow" draw:marker-end-width="0.3cm" draw:marker-end-center="false" draw:fill="solid" draw:fill-color="#99ccff" draw:fill-gradient-name="Gradient_20_7" draw:fill-hatch-name="Hatch_20_1"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draw:stroke-dash="Dash_20_1" svg:stroke-width="0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82cm" fo:min-width="4.133cm" fo:padding-top="0.125cm" fo:padding-bottom="0.125cm" fo:padding-left="0.25cm" fo:padding-right="0.25cm" draw:shadow="hidden" draw:shadow-offset-x="0.3cm" draw:shadow-offset-y="0.3cm" draw:shadow-color="#808080" style:run-through="foreground"/>
    </style:style>
    <style:style style:name="gr6" style:family="graphic">
      <style:graphic-properties draw:stroke="none" draw:stroke-dash="Dash_20_1" svg:stroke-width="0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395cm" fo:min-width="2.51cm"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draw:stroke-dash="Dash_20_1" svg:stroke-width="0cm" svg:stroke-color="#000000" draw:marker-start="Arrow" draw:marker-start-width="0.3cm" draw:marker-start-center="false" draw:marker-end="Arrow" draw:marker-end-width="0.3cm" draw:marker-end-center="false" draw:fill="solid" draw:fill-color="#99ccff" draw:fill-gradient-name="Gradient_20_7" draw:fill-hatch-name="Hatch_20_1"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draw:stroke-dash="Dash_20_2" svg:stroke-width="0cm" svg:stroke-color="#000000" draw:marker-start="" draw:marker-start-width="0.3cm" draw:marker-start-center="false" draw:marker-end="" draw:marker-end-width="0.3cm" draw:marker-end-center="false" draw:fill="solid" draw:fill-color="#99ccff" draw:fill-gradient-name="Gradient_20_7" draw:fill-hatch-name="Hatch_20_2"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9" style:family="graphic">
      <style:graphic-properties draw:stroke="solid" draw:stroke-dash="Dash_20_3" svg:stroke-width="0cm" svg:stroke-color="#000000" draw:marker-start="" draw:marker-start-width="0.3cm" draw:marker-start-center="false" draw:marker-end="" draw:marker-end-width="0.3cm" draw:marker-end-center="false" draw:fill="solid" draw:fill-color="#99ccff" draw:fill-gradient-name="Gradient_20_7" draw:fill-hatch-name="Hatch_20_3"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0" style:family="graphic">
      <style:graphic-properties draw:stroke="solid" draw:stroke-dash="Dash_20_4" svg:stroke-width="0cm" svg:stroke-color="#000000" draw:marker-start="" draw:marker-start-width="0.3cm" draw:marker-start-center="false" draw:marker-end="" draw:marker-end-width="0.3cm" draw:marker-end-center="false" draw:fill="solid" draw:fill-color="#99ccff" draw:fill-gradient-name="Gradient_20_7" draw:fill-hatch-name="Hatch_20_4"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1" style:family="graphic">
      <style:graphic-properties draw:stroke="solid" draw:stroke-dash="Dash_20_5" svg:stroke-width="0cm" svg:stroke-color="#000000" draw:marker-start="" draw:marker-start-width="0.3cm" draw:marker-start-center="false" draw:marker-end="" draw:marker-end-width="0.3cm" draw:marker-end-center="false" draw:fill="solid" draw:fill-color="#99ccff" draw:fill-gradient-name="Gradient_20_7" draw:fill-hatch-name="Hatch_20_5"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2" style:family="graphic">
      <style:graphic-properties draw:stroke="solid" draw:stroke-dash="Dash_20_6" svg:stroke-width="0cm" svg:stroke-color="#000000" draw:marker-start="" draw:marker-start-width="0.3cm" draw:marker-start-center="false" draw:marker-end="Arrow" draw:marker-end-width="0.3cm" draw:marker-end-center="false" draw:fill="solid" draw:fill-color="#99ccff" draw:fill-gradient-name="Gradient_20_7" draw:fill-hatch-name="Hatch_20_6"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3" style:family="graphic">
      <style:graphic-properties draw:stroke="solid" draw:stroke-dash="Dash_20_7" svg:stroke-width="0cm" svg:stroke-color="#000000" draw:marker-start="" draw:marker-start-width="0.3cm" draw:marker-start-center="false" draw:marker-end="Arrow" draw:marker-end-width="0.3cm" draw:marker-end-center="false" draw:fill="solid" draw:fill-color="#99ccff" draw:fill-gradient-name="Gradient_20_7" draw:fill-hatch-name="Hatch_20_7"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draw:stroke-dash="Dash_20_8" svg:stroke-width="0cm" svg:stroke-color="#000000" draw:marker-start="" draw:marker-start-width="0.3cm" draw:marker-start-center="false" draw:marker-end="Arrow" draw:marker-end-width="0.3cm" draw:marker-end-center="false" draw:fill="solid" draw:fill-color="#99ccff" draw:fill-gradient-name="Gradient_20_7" draw:fill-hatch-name="Hatch_20_8"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5" style:family="graphic">
      <style:graphic-properties draw:stroke="solid" draw:stroke-dash="Dash_20_9" svg:stroke-width="0cm" svg:stroke-color="#000000" draw:marker-start="" draw:marker-start-width="0.3cm" draw:marker-start-center="false" draw:marker-end="Arrow" draw:marker-end-width="0.3cm" draw:marker-end-center="false" draw:fill="solid" draw:fill-color="#99ccff" draw:fill-gradient-name="Gradient_20_7" draw:fill-hatch-name="Hatch_20_9"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6" style:family="graphic">
      <style:graphic-properties draw:stroke="none" draw:stroke-dash="Dash_20_10" svg:stroke-width="0cm" svg:stroke-color="#000000" draw:marker-start="" draw:marker-start-width="0.3cm" draw:marker-start-center="false" draw:marker-end="" draw:marker-end-width="0.3cm" draw:marker-end-center="false" draw:fill="none" draw:fill-color="#ffffff" draw:fill-gradient-name="Gradient_20_7" draw:fill-hatch-name="Hatch_20_10" draw:fill-image-name="Bitmape_20_1"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7" style:family="graphic">
      <style:graphic-properties draw:stroke="none" draw:stroke-dash="Dash_20_11" svg:stroke-width="0cm" svg:stroke-color="#000000" draw:marker-start="" draw:marker-start-width="0.3cm" draw:marker-start-center="false" draw:marker-end="" draw:marker-end-width="0.3cm" draw:marker-end-center="false" draw:fill="none" draw:fill-color="#ffffff" draw:fill-gradient-name="Gradient_20_7" draw:fill-hatch-name="Hatch_20_11" draw:fill-image-name="Bitmape_20_1"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8" style:family="graphic">
      <style:graphic-properties draw:stroke="none" draw:stroke-dash="Dash_20_12" svg:stroke-width="0cm" svg:stroke-color="#000000" draw:marker-start="" draw:marker-start-width="0.3cm" draw:marker-start-center="false" draw:marker-end="" draw:marker-end-width="0.3cm" draw:marker-end-center="false" draw:fill="none" draw:fill-color="#ffffff" draw:fill-gradient-name="Gradient_20_7" draw:fill-hatch-name="Hatch_20_12" draw:fill-image-name="Bitmape_20_1"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9" style:family="graphic">
      <style:graphic-properties draw:stroke="none" draw:stroke-dash="Dash_20_13" svg:stroke-width="0cm" svg:stroke-color="#000000" draw:marker-start="" draw:marker-start-width="0.3cm" draw:marker-start-center="false" draw:marker-end="" draw:marker-end-width="0.3cm" draw:marker-end-center="false" draw:fill="none" draw:fill-color="#ffffff" draw:fill-gradient-name="Gradient_20_7" draw:fill-hatch-name="Hatch_20_13" draw:fill-image-name="Bitmape_20_1"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20" style:family="graphic">
      <style:graphic-properties draw:stroke="solid" draw:stroke-dash="Dash_20_19" svg:stroke-width="0cm" svg:stroke-color="#000000" draw:marker-start="" draw:marker-start-width="0.3cm" draw:marker-start-center="false" draw:marker-end="" draw:marker-end-width="0.3cm" draw:marker-end-center="false" draw:fill="solid" draw:fill-color="#99ccff" draw:fill-gradient-name="Gradient_20_7" draw:fill-hatch-name="Hatch_20_19"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21" style:family="graphic">
      <style:graphic-properties draw:stroke="solid" draw:stroke-dash="Dash_20_20" svg:stroke-width="0cm" svg:stroke-color="#000000" draw:marker-start="" draw:marker-start-width="0.3cm" draw:marker-start-center="false" draw:marker-end="" draw:marker-end-width="0.3cm" draw:marker-end-center="false" draw:fill="solid" draw:fill-color="#99ccff" draw:fill-gradient-name="Gradient_20_7" draw:fill-hatch-name="Hatch_20_20"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22" style:family="graphic">
      <style:graphic-properties draw:stroke="solid" draw:stroke-dash="Dash_20_21" svg:stroke-width="0cm" svg:stroke-color="#000000" draw:marker-start="" draw:marker-start-width="0.3cm" draw:marker-start-center="false" draw:marker-end="" draw:marker-end-width="0.3cm" draw:marker-end-center="false" draw:fill="solid" draw:fill-color="#99ccff" draw:fill-gradient-name="Gradient_20_7" draw:fill-hatch-name="Hatch_20_21" draw:fill-image-name="Bitmape_20_1"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23" style:family="graphic">
      <style:graphic-properties draw:stroke="solid" draw:stroke-dash="Dash_20_22" svg:stroke-width="0cm" svg:stroke-color="#000000" draw:marker-start="" draw:marker-start-width="0.3cm" draw:marker-start-center="false" draw:marker-end="Arrow" draw:marker-end-width="0.3cm" draw:marker-end-center="false" draw:fill="solid" draw:fill-color="#99ccff" draw:fill-gradient-name="Gradient_20_7" draw:fill-hatch-name="Hatch_20_22"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4" style:family="graphic">
      <style:graphic-properties draw:stroke="solid" draw:stroke-dash="Dash_20_23" svg:stroke-width="0cm" svg:stroke-color="#000000" draw:marker-start="" draw:marker-start-width="0.3cm" draw:marker-start-center="false" draw:marker-end="Arrow" draw:marker-end-width="0.3cm" draw:marker-end-center="false" draw:fill="solid" draw:fill-color="#99ccff" draw:fill-gradient-name="Gradient_20_7" draw:fill-hatch-name="Hatch_20_23" draw:fill-image-name="Bitmape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5" style:family="graphic">
      <style:graphic-properties draw:stroke="none" draw:stroke-dash="Dash_20_24" svg:stroke-width="0cm" svg:stroke-color="#000000" draw:marker-start="" draw:marker-start-width="0.3cm" draw:marker-start-center="false" draw:marker-end="" draw:marker-end-width="0.3cm" draw:marker-end-center="false" draw:fill="none" draw:fill-color="#ffffff" draw:fill-gradient-name="Gradient_20_7" draw:fill-hatch-name="Hatch_20_24" draw:fill-image-name="Bitmape_20_1" draw:textarea-horizontal-align="left" draw:auto-grow-height="true" draw:auto-grow-width="true" fo:min-height="0.148cm" fo:min-width="0.513cm" fo:padding-top="0.125cm" fo:padding-bottom="0.125cm" fo:padding-left="0.25cm" fo:padding-right="0.25cm" draw:shadow="hidden" draw:shadow-offset-x="0.3cm" draw:shadow-offset-y="0.3cm" draw:shadow-color="#808080" style:run-through="foreground"/>
    </style:style>
    <style:style style:name="gr26" style:family="graphic">
      <style:graphic-properties draw:stroke="none" draw:stroke-dash="Dash_20_25" svg:stroke-width="0cm" svg:stroke-color="#000000" draw:marker-start="" draw:marker-start-width="0.3cm" draw:marker-start-center="false" draw:marker-end="" draw:marker-end-width="0.3cm" draw:marker-end-center="false" draw:fill="none" draw:fill-color="#ffffff" draw:fill-gradient-name="Gradient_20_7" draw:fill-hatch-name="Hatch_20_25" draw:fill-image-name="Bitmape_20_1" draw:textarea-horizontal-align="left" draw:auto-grow-height="true" draw:auto-grow-width="true" fo:min-height="0.146cm" fo:min-width="0.676cm" fo:padding-top="0.125cm" fo:padding-bottom="0.125cm" fo:padding-left="0.25cm" fo:padding-right="0.25cm" draw:shadow="hidden" draw:shadow-offset-x="0.3cm" draw:shadow-offset-y="0.3cm" draw:shadow-color="#808080" style:run-through="foreground"/>
    </style:style>
    <style:style style:name="gr27" style:family="graphic">
      <style:graphic-properties draw:stroke="none" draw:stroke-dash="Dash_20_26" svg:stroke-width="0cm" svg:stroke-color="#000000" draw:marker-start="" draw:marker-start-width="0.3cm" draw:marker-start-center="false" draw:marker-end="" draw:marker-end-width="0.3cm" draw:marker-end-center="false" draw:fill="none" draw:fill-color="#ffffff" draw:fill-gradient-name="Gradient_20_7" draw:fill-hatch-name="Hatch_20_26" draw:fill-image-name="Bitmape_20_1" draw:textarea-horizontal-align="left" draw:auto-grow-height="true" draw:auto-grow-width="true" fo:min-height="0.148cm" fo:min-width="0.838cm" fo:padding-top="0.125cm" fo:padding-bottom="0.125cm" fo:padding-left="0.25cm" fo:padding-right="0.25cm" draw:shadow="hidden" draw:shadow-offset-x="0.3cm" draw:shadow-offset-y="0.3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BigBrother</text:p>
      <text:p text:style-name="Subtitle">Analýza centrální databáze</text:p>
      <text:p text:style-name="Text_20_body"/>
      <text:table-of-content text:style-name="Sect1" text:protected="true" text:name="Obsah1">
        <text:table-of-content-source text:outline-level="10">
          <text:index-title-template text:style-name="Contents_20_Heading">Obsah</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Obsah1_Head">
            <text:p text:style-name="P2">Obsah</text:p>
          </text:index-title>
          <text:p text:style-name="P4">Cíle projektu<text:tab/>3</text:p>
          <text:p text:style-name="P4">Terminologie<text:tab/>3</text:p>
          <text:p text:style-name="P4">Části systému<text:tab/>3</text:p>
          <text:p text:style-name="P5">Autorizační/autentizační systém<text:tab/>3</text:p>
          <text:p text:style-name="P5">Komunikační rozhraní<text:tab/>3</text:p>
          <text:p text:style-name="P5">Datové objekty<text:tab/>3</text:p>
          <text:p text:style-name="P5">Manipulační funkce<text:tab/>3</text:p>
          <text:p text:style-name="P5">Filtrační objekt<text:tab/>4</text:p>
          <text:p text:style-name="P4">Proces zpracování dotazu<text:tab/>4</text:p>
          <text:p text:style-name="P5">Autorizace<text:tab/>4</text:p>
          <text:p text:style-name="P5">Dotaz na objekt<text:tab/>4</text:p>
          <text:p text:style-name="P3">Odeslání dat z klienta<text:tab/>4</text:p>
          <text:p text:style-name="P3">Vyhodnocení DO a načtení dat<text:tab/>5</text:p>
          <text:p text:style-name="P3">Vyhodnocení oprávnění přístupu a zpracování PM<text:tab/>5</text:p>
          <text:p text:style-name="P3">Odeslání odpovědi<text:tab/>5</text:p>
          <text:p text:style-name="P4">Strukturální model tříd<text:tab/>5</text:p>
          <text:p text:style-name="P5">Strukturální model PM<text:tab/>6</text:p>
          <text:p text:style-name="P5">Strukturální model MF<text:tab/>7</text:p>
          <text:p text:style-name="P4">Filtrační objekt<text:tab/>7</text:p>
          <text:p text:style-name="P5">Sekvenční vyhledávací dotaz<text:tab/>7</text:p>
          <text:p text:style-name="P5">Kontejnerový vyhledávací dotaz<text:tab/>7</text:p>
          <text:p text:style-name="P5">Operandy<text:tab/>9</text:p>
          <text:p text:style-name="P3">PD operand<text:tab/>9</text:p>
          <text:p text:style-name="P3">Reference na IT<text:tab/>9</text:p>
          <text:p text:style-name="P3">Výraz<text:tab/>9</text:p>
          <text:p text:style-name="P4">Definice požadovaných UUID<text:tab/>9</text:p>
          <text:p text:style-name="P4">Práce s daty<text:tab/>9</text:p>
          <text:p text:style-name="P4">Příloha A – rezervovaná jména datových objektů<text:tab/>11</text:p>
          <text:p text:style-name="P4">Příloha B – rezervovaná jména parametrů GET a POST<text:tab/>12</text:p>
          <text:p text:style-name="P4">Příloha C – použití FO<text:tab/>13</text:p>
          <text:p text:style-name="P5">Použití operátorů<text:tab/>13</text:p>
          <text:p text:style-name="P3">Logické operátory<text:tab/>13</text:p>
          <text:p text:style-name="P3">Operátor NOT<text:tab/>13</text:p>
          <text:p text:style-name="P3">Porovnávací operátory<text:tab/>13</text:p>
          <text:p text:style-name="P3">Operátor BTW<text:tab/>13</text:p>
          <text:p text:style-name="P3">Aritmetické operátory<text:tab/>14</text:p>
          <text:p text:style-name="P3">Množinové operátory<text:tab/>14</text:p>
          <text:p text:style-name="P3">Speciální – ARR<text:tab/>14</text:p>
          <text:p text:style-name="P3">Speciální – BKT<text:tab/>14</text:p>
        </text:index-body>
      </text:table-of-content>
      <text:p text:style-name="Text_20_body"/>
      <text:p text:style-name="P1"/>
      <text:h text:style-name="Heading_20_1" text:outline-level="1">Cíle projektu</text:h>
      <text:p text:style-name="Text_20_body">Cílem projektu je vytvořit univerzální datové úložiště se vzdáleným přístupem. Úložiště musí být schopné pracovat s předem neznámými daty. V těchto datech bude možné vyhledávat pomocí předem definovaných indexů a provádět nad nimi operace. K systému budou přistupovat klientské aplikace. Každá tato aplikace bude mít individuálně definovaný přístup s konkrétním nastavením oprávnění přístupu k jednotlivým datovým strukturám.</text:p>
      <text:h text:style-name="Heading_20_1" text:outline-level="1">Terminologie</text:h>
      <text:list xml:id="list1806785164" text:style-name="L1">
        <text:list-item>
          <text:p text:style-name="P6">Datový objekt (DO) – jedná se o definovanou datovou strukturu, která je uložena v systému</text:p>
        </text:list-item>
        <text:list-item>
          <text:p text:style-name="P6">Filtrační objekt (FO) – jedná se o systémem definovanou strukturu dat, která obsahuje informace o vyhledávání v indexech, řazení a podobně.</text:p>
        </text:list-item>
        <text:list-item>
          <text:p text:style-name="P6">Přístupová metoda (PM) – je to akce, která je provedena nad jedním nebo více DO</text:p>
        </text:list-item>
        <text:list-item>
          <text:p text:style-name="P6">Manipulační funkce (MF) – je to funkce, které jsou předány argumenty a provede změny v DO</text:p>
        </text:list-item>
        <text:list-item>
          <text:p text:style-name="P6">Indexová tabulka (IT) – je to tabulka, kde jsou separovaná data, která slouží k vyhledávání</text:p>
        </text:list-item>
        <text:list-item>
          <text:p text:style-name="P6">Vyhledávací dotaz (VD) – část dat, ze kterých se generuje FO.</text:p>
          <text:list>
            <text:list-item>
              <text:p text:style-name="P6">Kontejnerový vyhledávací dotaz (KVD) – viz níže</text:p>
            </text:list-item>
            <text:list-item>
              <text:p text:style-name="P6">Sekvenční vyhledávací dotaz (SVD) – viz níže</text:p>
            </text:list-item>
          </text:list>
        </text:list-item>
        <text:list-item>
          <text:p text:style-name="P6">Primitivní data (PD) – jsou data základnách typů (logická hodnota, číslo, řetězec)</text:p>
        </text:list-item>
      </text:list>
      <text:h text:style-name="Heading_20_1" text:outline-level="1">Části systému</text:h>
      <text:h text:style-name="Heading_20_2" text:outline-level="2">Autorizační/autentizační systém</text:h>
      <text:p text:style-name="Text_20_body">Slouží k přihlašení se k systému a kontroly autorizace pro požadovanou akci.</text:p>
      <text:h text:style-name="Heading_20_2" text:outline-level="2">Komunikační rozhraní</text:h>
      <text:p text:style-name="Text_20_body">Subsystém zajišťuje komunikaci mezi klientem a aplikací. Zejména filtrování vyžádaných dat a jejich předání do systému.</text:p>
      <text:h text:style-name="Heading_20_2" text:outline-level="2">Datové objekty</text:h>
      <text:p text:style-name="Text_20_body">Datové objekty jsou abstraktní datové struktury, které jsou obsluhovány metodami příslušných modulů aplikace. Každý DO je přiřazen jednomu modulu aplikace. S DO se pracuje pomocí přístupových metod.</text:p>
      <text:h text:style-name="Heading_20_2" text:outline-level="2">Manipulační funkce</text:h>
      <text:p text:style-name="Text_20_body">Manipulační funkce slouží k vzájemné interakci několika DO (i různých typů) a klienta. Jejich využití je zejména při potřebě manipulovat s určitým DO, aniž by k potřebné metodě měl uživatel standardně oprávnění.</text:p>
      <text:h text:style-name="Heading_20_2" text:outline-level="2"><text:soft-page-break/>Filtrační objekt</text:h>
      <text:p text:style-name="Text_20_body">Filtrační objekt je odesílán klientskou aplikací a slouží k provedení operací nad více objekty stejného typu. Filtrování je možné provést buď pomocí seznamu identifikátorů konkrétních objektů, nebo filtrací pomoc indexů.</text:p>
      <text:h text:style-name="Heading_20_1" text:outline-level="1">Proces zpracování dotazu</text:h>
      <text:p text:style-name="Text_20_body"><draw:g text:anchor-type="paragraph" draw:z-index="0" draw:style-name="gr1"><draw:custom-shape draw:style-name="gr2" draw:text-style-name="P27" xml:id="id1" draw:id="id1" svg:width="2.184cm" svg:height="0.874cm" svg:x="14.711cm" svg:y="0.213cm"><text:p text:style-name="P26"><text:span text:style-name="T1">KLIENT</text:span></text:p><draw:enhanced-geometry svg:viewBox="0 0 21600 21600" draw:glue-points="10800 0 0 10800 10800 21600 21600 10800" draw:type="flowchart-process" draw:enhanced-path="M 0 0 L 21600 0 21600 21600 0 21600 0 0 Z N"/></draw:custom-shape><draw:line draw:style-name="gr3" draw:text-style-name="P27" svg:x1="2.914cm" svg:y1="2.398cm" svg:x2="17.332cm" svg:y2="2.398cm"><text:p/></draw:line><draw:custom-shape draw:style-name="gr2" draw:text-style-name="P27" xml:id="id2" draw:id="id2" svg:width="2.184cm" svg:height="0.874cm" svg:x="14.711cm" svg:y="3.709cm"><text:p text:style-name="P26"><text:span text:style-name="T1">SYSTEM</text:span></text:p><draw:enhanced-geometry svg:viewBox="0 0 21600 21600" draw:glue-points="10800 0 0 10800 10800 21600 21600 10800" draw:type="flowchart-process" draw:enhanced-path="M 0 0 L 21600 0 21600 21600 0 21600 0 0 Z N"/></draw:custom-shape><draw:connector draw:style-name="gr4" draw:text-style-name="P27" draw:type="lines" svg:x1="15.803cm" svg:y1="1.086cm" svg:x2="15.803cm" svg:y2="3.708cm" draw:start-shape="id1" draw:start-glue-point="6" draw:end-shape="id2" draw:end-glue-point="4" svg:d="m15803 1086v501 1619 502"><text:p/></draw:connector><draw:custom-shape draw:style-name="gr2" draw:text-style-name="P27" xml:id="id3" draw:id="id3" svg:width="1.749cm" svg:height="0.874cm" svg:x="16.895cm" svg:y="5.02cm"><text:p text:style-name="P26"><text:span text:style-name="T1">USER</text:span></text:p><draw:enhanced-geometry svg:viewBox="0 0 21600 21600" draw:glue-points="10800 0 0 10800 10800 21600 21600 10800" draw:type="flowchart-process" draw:enhanced-path="M 0 0 L 21600 0 21600 21600 0 21600 0 0 Z N"/></draw:custom-shape><draw:connector draw:style-name="gr4" draw:text-style-name="P27" draw:type="lines" svg:x1="15.803cm" svg:y1="4.582cm" svg:x2="16.895cm" svg:y2="5.456cm" draw:start-shape="id2" draw:start-glue-point="6" draw:end-shape="id3" draw:end-glue-point="5" svg:d="m15803 4582v501l589 373h503"><text:p/></draw:connector><draw:connector draw:style-name="gr4" draw:text-style-name="P27" draw:type="lines" svg:x1="17.77cm" svg:y1="5.019cm" svg:x2="16.895cm" svg:y2="0.65cm" draw:start-shape="id3" draw:start-glue-point="4" draw:end-shape="id1" draw:end-glue-point="7" svg:d="m17770 5019v-503l-372-3866h-503"><text:p/></draw:connector><draw:frame draw:style-name="gr5" draw:text-style-name="P29" svg:width="5.303cm" svg:height="1.227cm" svg:x="17.493cm" svg:y="1.351cm"><draw:text-box><text:p text:style-name="P28"><text:span text:style-name="T1">POTVRZENÍ/ZAMÍTNUTÍ</text:span></text:p><text:p text:style-name="P28"><text:span text:style-name="T1">AUTENTIZACE</text:span></text:p></draw:text-box></draw:frame><draw:custom-shape draw:style-name="gr2" draw:text-style-name="P27" xml:id="id4" draw:id="id4" svg:width="2.622cm" svg:height="1.311cm" svg:x="11.652cm" svg:y="5.02cm"><text:p text:style-name="P26"><text:span text:style-name="T1">ZJIŠTĚNÍ</text:span></text:p><text:p text:style-name="P26"><text:span text:style-name="T1">OBJEKTU</text:span></text:p><draw:enhanced-geometry svg:viewBox="0 0 21600 21600" draw:glue-points="10800 0 0 10800 10800 21600 21600 10800" draw:type="flowchart-process" draw:enhanced-path="M 0 0 L 21600 0 21600 21600 0 21600 0 0 Z N"/></draw:custom-shape><draw:custom-shape draw:style-name="gr2" draw:text-style-name="P27" xml:id="id5" draw:id="id5" svg:width="2.622cm" svg:height="0.874cm" svg:x="7.283cm" svg:y="5.02cm"><text:p text:style-name="P26"><text:span text:style-name="T1">NAČTENÍ DAT</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frame draw:style-name="gr6" draw:text-style-name="P29" svg:width="3.446cm" svg:height="0.74cm" svg:x="15.625cm" svg:y="3.076cm"><draw:text-box><text:p text:style-name="P28"><text:span text:style-name="T1">AUTENTIZACE</text:span></text:p></draw:text-box></draw:frame><draw:custom-shape draw:style-name="gr2" draw:text-style-name="P27" xml:id="id6" draw:id="id6" svg:width="2.622cm" svg:height="1.311cm" svg:x="2.914cm" svg:y="5.02cm"><text:p text:style-name="P26"><text:span text:style-name="T1">ZPRACOVNI</text:span></text:p><text:p text:style-name="P26"><text:span text:style-name="T1">FILTRACNIHO</text:span></text:p><text:p text:style-name="P26"><text:span text:style-name="T1">OBJEKTU</text:span></text:p><draw:enhanced-geometry svg:viewBox="0 0 21600 21600" draw:glue-points="10800 0 0 10800 10800 21600 21600 10800" draw:text-areas="?f4 ?f6 ?f5 ?f7" draw:type="flowchart-alternate-process" draw:enhanced-path="M 0 ?f2 Y ?f0 0 L ?f1 0 X 21600 ?f2 L 21600 ?f3 Y ?f1 21600 L ?f0 21600 X 0 ?f3 Z N"><draw:equation draw:name="f0" draw:formula="left+2540"/><draw:equation draw:name="f1" draw:formula="right-2540"/><draw:equation draw:name="f2" draw:formula="top+2540"/><draw:equation draw:name="f3" draw:formula="bottom-2540"/><draw:equation draw:name="f4" draw:formula="left+800"/><draw:equation draw:name="f5" draw:formula="right-800"/><draw:equation draw:name="f6" draw:formula="top+800"/><draw:equation draw:name="f7" draw:formula="bottom-800"/></draw:enhanced-geometry></draw:custom-shape><draw:connector draw:style-name="gr4" draw:text-style-name="P27" draw:type="lines" svg:x1="14.711cm" svg:y1="0.65cm" svg:x2="12.963cm" svg:y2="5.019cm" draw:start-shape="id1" draw:start-glue-point="5" draw:end-shape="id4" draw:end-glue-point="4" svg:d="m14711 650h-501l-1247 3866v503"><text:p/></draw:connector><draw:connector draw:style-name="gr4" draw:text-style-name="P27" draw:type="lines" svg:x1="7.283cm" svg:y1="5.457cm" svg:x2="5.535cm" svg:y2="5.676cm" draw:start-shape="id5" draw:start-glue-point="5" draw:end-shape="id6" draw:end-glue-point="7" svg:d="m7283 5457h-550l-601 219h-597"><text:p/></draw:connector><draw:connector draw:style-name="gr7" draw:text-style-name="P27" draw:type="lines" svg:x1="9.904cm" svg:y1="5.457cm" svg:x2="11.652cm" svg:y2="5.676cm" draw:start-shape="id5" draw:start-glue-point="7" draw:end-shape="id4" draw:end-glue-point="5" svg:d="m9904 5457h605l642 219h501"><text:p/></draw:connector><draw:custom-shape draw:style-name="gr2" draw:text-style-name="P27" xml:id="id7" draw:id="id7" svg:width="2.622cm" svg:height="1.311cm" svg:x="11.652cm" svg:y="7.641cm"><text:p text:style-name="P26"><text:span text:style-name="T1">ZPRACOVANÍ</text:span></text:p><text:p text:style-name="P26"><text:span text:style-name="T1">PŘÍSTUPOVÉ</text:span></text:p><text:p text:style-name="P26"><text:span text:style-name="T1">METODY</text:span></text:p><draw:enhanced-geometry svg:viewBox="0 0 21600 21600" draw:glue-points="10800 0 0 10800 10800 21600 21600 10800" draw:type="flowchart-process" draw:enhanced-path="M 0 0 L 21600 0 21600 21600 0 21600 0 0 Z N"/></draw:custom-shape><draw:connector draw:style-name="gr4" draw:text-style-name="P27" draw:type="lines" svg:x1="12.963cm" svg:y1="6.33cm" svg:x2="12.963cm" svg:y2="7.64cm" draw:start-shape="id4" draw:start-glue-point="6" draw:end-shape="id7" draw:end-glue-point="4" svg:d="m12963 6330v501 262 547"><text:p/></draw:connector><draw:custom-shape draw:style-name="gr2" draw:text-style-name="P27" xml:id="id8" draw:id="id8" svg:width="3.497cm" svg:height="1.313cm" svg:x="11.215cm" svg:y="9.824cm"><text:p text:style-name="P26"><text:span text:style-name="T1">VYGENEROVANÍ</text:span></text:p><text:p text:style-name="P26"><text:span text:style-name="T1">ODPOVĚDI</text:span></text:p><draw:enhanced-geometry svg:viewBox="0 0 21600 21600" draw:glue-points="10800 0 0 10800 10800 21600 21600 10800" draw:type="flowchart-process" draw:enhanced-path="M 0 0 L 21600 0 21600 21600 0 21600 0 0 Z N"/></draw:custom-shape><draw:connector draw:style-name="gr4" draw:text-style-name="P27" draw:type="lines" svg:x1="12.963cm" svg:y1="8.951cm" svg:x2="12.963cm" svg:y2="9.824cm" draw:start-shape="id7" draw:start-glue-point="6" draw:end-shape="id8" draw:end-glue-point="4" svg:d="m12963 8951v501-129 501"><text:p/></draw:connector><draw:custom-shape draw:style-name="gr2" draw:text-style-name="P27" xml:id="id9" draw:id="id9" svg:width="2.622cm" svg:height="0.874cm" svg:x="5.973cm" svg:y="7.641cm"><text:p text:style-name="P26"><text:span text:style-name="T1">ZÁPIS LOGU</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4" draw:text-style-name="P27" draw:type="lines" svg:x1="11.653cm" svg:y1="8.296cm" svg:x2="8.594cm" svg:y2="8.076cm" draw:start-shape="id7" draw:start-glue-point="5" draw:end-shape="id9" draw:end-glue-point="1" svg:d="m11653 8296h-535l-2021-220h-503"><text:p/></draw:connector><draw:connector draw:style-name="gr4" draw:text-style-name="P27" draw:type="lines" svg:x1="14.711cm" svg:y1="10.481cm" svg:x2="15.179cm" svg:y2="1.194cm" draw:start-shape="id8" draw:start-glue-point="7" svg:d="m14711 10481h503l-35-9287v0"><text:p/></draw:connector></draw:g></text:p>
      <text:h text:style-name="Heading_20_2" text:outline-level="2">Autorizace</text:h>
      <text:p text:style-name="Text_20_body">Klient pošle své přístupové údaje (login + heslo) a systém rozhodne, zda je oprávněn se připojit. Pokud ano, je odesláno unikátní identifikační číslo session. Pokud ne, vrací chybový HTTP kód.</text:p>
      <text:p text:style-name="Text_20_body">Dotaz je volán na pseudoobjekt SYSTEM.</text:p>
      <text:h text:style-name="Heading_20_2" text:outline-level="2">Dotaz na objekt</text:h>
      <text:p text:style-name="Text_20_body">Zpracování dotazu na objekt je rozděleno do několika fází:</text:p>
      <text:list xml:id="list51417694" text:style-name="L2">
        <text:list-item>
          <text:p text:style-name="P7">Odeslání dat z klienta</text:p>
        </text:list-item>
        <text:list-item>
          <text:p text:style-name="P7">Vyhodnocení typu zpracovávaného DO a načtení požadovaných dat</text:p>
        </text:list-item>
        <text:list-item>
          <text:p text:style-name="P7">Vyhodnocení oprávnění přístupu a zpracování PM</text:p>
        </text:list-item>
        <text:list-item>
          <text:p text:style-name="P7">Vygenerování a odeslání odpovědi zpět klientovi</text:p>
        </text:list-item>
      </text:list>
      <text:h text:style-name="Heading_20_3" text:outline-level="3">Odeslání dat z klienta</text:h>
      <text:p text:style-name="Text_20_body">Odeslání proběhne formou GET nebo POST požadavku, popřípadě jejich kombinací. Pokud je uživatel přihlášen, odešle v cookie nebo v GET svůj přidělený identifikační řetězec.</text:p>
      <text:h text:style-name="Heading_20_3" text:outline-level="3"><text:soft-page-break/>Vyhodnocení DO a načtení dat</text:h>
      <text:p text:style-name="Text_20_body">Z adresy URL požadavku se vyhodnotí typ zpracovávaného DO (požitý modul aplikace). Zároveň se načtou data, se kterými bude operace provedena.</text:p>
      <text:p text:style-name="Text_20_body">Data mohou být odeslána následujícími způsoby:</text:p>
      <text:list xml:id="list2109586414" text:style-name="L3">
        <text:list-item>
          <text:p text:style-name="P8">konkrétní UUID identifikátor v těle URL</text:p>
        </text:list-item>
        <text:list-item>
          <text:p text:style-name="P8">seznam konkrétních UUID pomocí GET nebo POST v parametru _uuids (musí být pole)</text:p>
        </text:list-item>
        <text:list-item>
          <text:p text:style-name="P8">filtračním objektem</text:p>
        </text:list-item>
      </text:list>
      <text:h text:style-name="Heading_20_3" text:outline-level="3">Vyhodnocení oprávnění přístupu a zpracování PM</text:h>
      <text:p text:style-name="Text_20_body">Ze seznamu ACL se načtou data o možnosti pracovat s vybranou metodou. Pokud uživatel není oprávněn, vrátí se chybové hlášení. V případě, že vše proběhne v pořádku, provede se požadovaná PM nad všemi vybranými objekty.</text:p>
      <text:p text:style-name="Text_20_body">Po provedení metody se zapíší změny do logu.</text:p>
      <text:h text:style-name="Heading_20_3" text:outline-level="3">Odeslání odpovědi</text:h>
      <text:p text:style-name="Text_20_body">Vygeneruje se odpověď ve formátu, který specifikoval uživatel. Tato odpověď se odešle zpět klientovi.</text:p>
      <text:h text:style-name="Heading_20_1" text:outline-level="1">Strukturální model tříd</text:h>
      <text:p text:style-name="Text_20_body">Modely tříd jsou odvozeny jsou od komponent Zend. Prefix tříd je BB_.</text:p>
      <text:h text:style-name="Heading_20_2" text:outline-level="2"><text:soft-page-break/>Strukturální model PM</text:h>
      <text:p text:style-name="Text_20_body"><draw:g text:anchor-type="paragraph" draw:z-index="1" draw:style-name="gr1"><draw:custom-shape draw:style-name="gr8" draw:text-style-name="P27" xml:id="id10" draw:id="id10" svg:width="5.001cm" svg:height="1.5cm" svg:x="5.334cm" svg:y="0.212cm"><text:p text:style-name="P26"><text:span text:style-name="T1">Zend_Controller_Action</text:span></text:p><draw:enhanced-geometry svg:viewBox="0 0 21600 21600" draw:glue-points="10800 0 0 10800 10800 21600 21600 10800" draw:type="flowchart-process" draw:enhanced-path="M 0 0 L 21600 0 21600 21600 0 21600 0 0 Z N"/></draw:custom-shape><draw:custom-shape draw:style-name="gr9" draw:text-style-name="P27" xml:id="id11" draw:id="id11" svg:width="5.001cm" svg:height="1.5cm" svg:x="5.334cm" svg:y="3.212cm"><text:p text:style-name="P26"><text:span text:style-name="T1">BB_Controller_Method</text:span></text:p><draw:enhanced-geometry svg:viewBox="0 0 21600 21600" draw:glue-points="10800 0 0 10800 10800 21600 21600 10800" draw:type="flowchart-process" draw:enhanced-path="M 0 0 L 21600 0 21600 21600 0 21600 0 0 Z N"/></draw:custom-shape><draw:custom-shape draw:style-name="gr10" draw:text-style-name="P27" xml:id="id12" draw:id="id12" svg:width="6.501cm" svg:height="1.5cm" svg:x="8.335cm" svg:y="6.712cm"><text:p text:style-name="P26"><text:span text:style-name="T1">BB_Controller_Method_[TYPE]</text:span></text:p><draw:enhanced-geometry svg:viewBox="0 0 21600 21600" draw:glue-points="10800 0 0 10800 10800 21600 21600 10800" draw:type="flowchart-process" draw:enhanced-path="M 0 0 L 21600 0 21600 21600 0 21600 0 0 Z N"/></draw:custom-shape><draw:custom-shape draw:style-name="gr11" draw:text-style-name="P27" xml:id="id13" draw:id="id13" svg:width="5.501cm" svg:height="1.5cm" svg:x="2.334cm" svg:y="9.712cm"><text:p text:style-name="P26"><text:span text:style-name="T1">[DO]_[TYPE]Controller</text:span></text:p><draw:enhanced-geometry svg:viewBox="0 0 21600 21600" draw:glue-points="10800 0 0 10800 10800 21600 21600 10800" draw:type="flowchart-process" draw:enhanced-path="M 0 0 L 21600 0 21600 21600 0 21600 0 0 Z N"/></draw:custom-shape><draw:connector draw:style-name="gr12" draw:text-style-name="P27" draw:type="line" svg:x1="7.835cm" svg:y1="1.711cm" svg:x2="7.835cm" svg:y2="3.212cm" draw:start-shape="id10" draw:start-glue-point="6" draw:end-shape="id11" draw:end-glue-point="4" svg:d="m7835 1711v1501"><text:p/></draw:connector><draw:connector draw:style-name="gr13" draw:text-style-name="P27" draw:type="line" svg:x1="7.835cm" svg:y1="4.712cm" svg:x2="11.585cm" svg:y2="6.713cm" draw:start-shape="id11" draw:start-glue-point="6" draw:end-shape="id12" draw:end-glue-point="4" svg:d="m7835 4712 3750 2001"><text:p/></draw:connector><draw:connector draw:style-name="gr14" draw:text-style-name="P27" draw:type="line" svg:x1="7.835cm" svg:y1="4.712cm" svg:x2="5.084cm" svg:y2="9.713cm" draw:start-shape="id11" draw:start-glue-point="6" draw:end-shape="id13" draw:end-glue-point="4" svg:d="m7835 4712-2751 5001"><text:p/></draw:connector><draw:connector draw:style-name="gr15" draw:text-style-name="P27" svg:x1="11.586cm" svg:y1="8.211cm" svg:x2="7.834cm" svg:y2="10.462cm" draw:start-shape="id12" draw:start-glue-point="6" draw:end-shape="id13" draw:end-glue-point="7" svg:d="m11586 8211v2251h-3752"><text:p/></draw:connector><draw:frame draw:style-name="gr16" draw:text-style-name="P29" svg:width="0.74cm" svg:height="0.74cm" svg:x="0.334cm" svg:y="0.711cm"><draw:text-box><text:p text:style-name="P28"><text:span text:style-name="T1">I.</text:span></text:p></draw:text-box></draw:frame><draw:frame draw:style-name="gr17" draw:text-style-name="P29" svg:width="0.858cm" svg:height="0.74cm" svg:x="0.334cm" svg:y="3.488cm"><draw:text-box><text:p text:style-name="P28"><text:span text:style-name="T1">II.</text:span></text:p></draw:text-box></draw:frame><draw:frame draw:style-name="gr18" draw:text-style-name="P29" svg:width="1.211cm" svg:height="0.74cm" svg:x="0.12cm" svg:y="7.213cm"><draw:text-box><text:p text:style-name="P28"><text:span text:style-name="T1">III.a</text:span></text:p></draw:text-box></draw:frame><draw:frame draw:style-name="gr19" draw:text-style-name="P29" svg:width="1.329cm" svg:height="0.74cm" svg:x="0.002cm" svg:y="9.987cm"><draw:text-box><text:p text:style-name="P28"><text:span text:style-name="T1">III. b</text:span></text:p></draw:text-box></draw:frame></draw:g>Model je rozdělen do několika úrovní:</text:p>
      <text:list xml:id="list534953005" text:style-name="L4">
        <text:list-item>
          <text:p text:style-name="P9">Výchoz objekt převzatý ze Zend Frameworku</text:p>
        </text:list-item>
        <text:list-item>
          <text:p text:style-name="P9">Obecná definice metody. Na této úrovni se načítají a filtrují data a kontroluje se přístup k objektu a k metodě.</text:p>
        </text:list-item>
        <text:list-item>
          <text:p text:style-name="P9">Konkretizace metody obsahující kód vykonávající vlastní operace s vyfiltrovanými objekty.</text:p>
          <text:list>
            <text:list-item>
              <text:p text:style-name="P9"><text:bookmark text:name="__RefNumPara__102_40623701"/>Předdefinovaná standardní metoda (DELETE, GET, POST, PUT)<text:bookmark-end text:name="__RefNumPara__102_40623701"/></text:p>
            </text:list-item>
            <text:list-item>
              <text:p text:style-name="P9">Konečná metoda patřící objektu. V případě, že je použita úroveň <text:bookmark-ref text:reference-format="number-all-superior" text:ref-name="__RefNumPara__102_40623701">III.a)</text:bookmark-ref>, není nutné psát žádný kód.</text:p>
            </text:list-item>
          </text:list>
        </text:list-item>
      </text:list>
      <text:h text:style-name="Heading_20_2" text:outline-level="2"><text:soft-page-break/>Strukturální model MF</text:h>
      <text:p text:style-name="Text_20_body"><draw:g text:anchor-type="paragraph" draw:z-index="2" draw:style-name="gr1"><draw:custom-shape draw:style-name="gr20" draw:text-style-name="P27" xml:id="id14" draw:id="id14" svg:width="5.197cm" svg:height="1.5cm" svg:x="6.256cm" svg:y="0.212cm"><text:p text:style-name="P26"><text:span text:style-name="T1">Zend_Controller_Action</text:span></text:p><draw:enhanced-geometry svg:viewBox="0 0 21600 21600" draw:glue-points="10800 0 0 10800 10800 21600 21600 10800" draw:type="flowchart-process" draw:enhanced-path="M 0 0 L 21600 0 21600 21600 0 21600 0 0 Z N"/></draw:custom-shape><draw:custom-shape draw:style-name="gr21" draw:text-style-name="P27" xml:id="id15" draw:id="id15" svg:width="5.197cm" svg:height="1.502cm" svg:x="6.256cm" svg:y="3.212cm"><text:p text:style-name="P26"><text:span text:style-name="T1">BB_Controller_Function</text:span></text:p><draw:enhanced-geometry svg:viewBox="0 0 21600 21600" draw:glue-points="10800 0 0 10800 10800 21600 21600 10800" draw:type="flowchart-process" draw:enhanced-path="M 0 0 L 21600 0 21600 21600 0 21600 0 0 Z N"/></draw:custom-shape><draw:custom-shape draw:style-name="gr22" draw:text-style-name="P27" xml:id="id16" draw:id="id16" svg:width="5.197cm" svg:height="1.5cm" svg:x="6.256cm" svg:y="6.215cm"><text:p text:style-name="P26"><text:span text:style-name="T1">Func_[NAME]Controller</text:span></text:p><draw:enhanced-geometry svg:viewBox="0 0 21600 21600" draw:glue-points="10800 0 0 10800 10800 21600 21600 10800" draw:type="flowchart-process" draw:enhanced-path="M 0 0 L 21600 0 21600 21600 0 21600 0 0 Z N"/></draw:custom-shape><draw:connector draw:style-name="gr23" draw:text-style-name="P27" draw:type="line" svg:x1="8.854cm" svg:y1="1.711cm" svg:x2="8.854cm" svg:y2="3.212cm" draw:start-shape="id14" draw:start-glue-point="6" draw:end-shape="id15" draw:end-glue-point="4" svg:d="m8854 1711v1501"><text:p/></draw:connector><draw:connector draw:style-name="gr24" draw:text-style-name="P27" draw:type="line" svg:x1="8.854cm" svg:y1="4.713cm" svg:x2="8.854cm" svg:y2="6.214cm" draw:start-shape="id15" draw:start-glue-point="6" draw:end-shape="id16" draw:end-glue-point="4" svg:d="m8854 4713v1501"><text:p/></draw:connector><draw:frame draw:style-name="gr25" draw:text-style-name="P29" svg:width="1.015cm" svg:height="0.74cm" svg:x="3.896cm" svg:y="0.711cm"><draw:text-box><text:p text:style-name="P28"><text:span text:style-name="T1">I.</text:span></text:p></draw:text-box></draw:frame><draw:frame draw:style-name="gr26" draw:text-style-name="P29" svg:width="1.177cm" svg:height="0.74cm" svg:x="3.896cm" svg:y="3.713cm"><draw:text-box><text:p text:style-name="P28"><text:span text:style-name="T1">II.</text:span></text:p></draw:text-box></draw:frame><draw:frame draw:style-name="gr27" draw:text-style-name="P29" svg:width="1.34cm" svg:height="0.74cm" svg:x="3.896cm" svg:y="6.714cm"><draw:text-box><text:p text:style-name="P28"><text:span text:style-name="T1">III.</text:span></text:p></draw:text-box></draw:frame></draw:g></text:p>
      <text:p text:style-name="Text_20_body">Model MF je, stejně jako model PM, rozdělen do tří úrovní:</text:p>
      <text:list xml:id="list1468581474" text:style-name="L5">
        <text:list-item>
          <text:p text:style-name="P10">Výchozí třída převzatá ze Zend_Frameworku</text:p>
        </text:list-item>
        <text:list-item>
          <text:p text:style-name="P10">Obecná definice metody. Na této úrovni se řeší oprávnění přístupu uživatele k metodě</text:p>
        </text:list-item>
        <text:list-item>
          <text:p text:style-name="P10">Obsahuje výkonný kód metody nebo metod</text:p>
        </text:list-item>
      </text:list>
      <text:h text:style-name="Heading_20_1" text:outline-level="1">Filtrační objekt</text:h>
      <text:p text:style-name="Text_20_body">Filtrační objket slouží k pokročilému filtrování DO jednoho druhu. K filtrování pomocí FO se používají indexové tabulky. Filtrační objekt je odesílán na server metodou POST formou pole. Toto pole je během zpracování II. úrovně kontroleru převedeno na vlastní FO, pomocí kterého je sestaven vyhledávací dotaz.</text:p>
      <text:p text:style-name="Text_20_body">Pro zápis dat, které se použijí pro vytvoření filtračního objektu mohou být použity dva typy vyhledávacích dotazů:</text:p>
      <text:list xml:id="list2074663023" text:style-name="L6">
        <text:list-item>
          <text:p text:style-name="P11">sekvenční (SVD)</text:p>
        </text:list-item>
        <text:list-item>
          <text:p text:style-name="P11">kontejnerový (KVD)</text:p>
        </text:list-item>
      </text:list>
      <text:p text:style-name="Text_20_body">Každá VD může obsahovat další vnořené VD nebo PD</text:p>
      <text:h text:style-name="Heading_20_2" text:outline-level="2">Sekvenční vyhledávací dotaz</text:h>
      <text:p text:style-name="Text_20_body">Pole obsahující data FO má vždy lichý počet prvků. Prvky se sudým indexem (včetně nuly) obsahují operandy a liché prvky obsahují operátory. Jako operandy mohou být použity surová data nebo další poddotazy (sekvenční i kontejnerové).</text:p>
      <text:p text:style-name="Text_20_body">Při kompletaci FO se postupuje od nultého prvku a SQL kód se generuje vždy v pořadí VD, operátor. Použité operátory musí spadat do množiny operátorů, které leze použít při definici KVD.</text:p>
      <text:h text:style-name="Heading_20_2" text:outline-level="2">Kontejnerový vyhledávací dotaz</text:h>
      <text:p text:style-name="Text_20_body">Pole obsahuje vždy asociativní index „operator“, který definuje použitý operátor pro vyhledávání.</text:p>
      <text:p text:style-name="Text_20_body">Operandy jsou uloženy v dalších prvcích pole a jejich význam závisí na typu operátoru.</text:p>
      <text:p text:style-name="Text_20_body"><text:soft-page-break/>Použitelné operátory jsou:</text:p>
      <text:list xml:id="list1376085906" text:style-name="L7">
        <text:list-item>
          <text:p text:style-name="P12">Logické</text:p>
          <text:list>
            <text:list-item>
              <text:p text:style-name="P12">AND – logický součin. Je potřeba minimálně dvou operandů. Mezi všechny operandy je vložen operátor AND</text:p>
            </text:list-item>
            <text:list-item>
              <text:p text:style-name="P12">OR – logický součet. Je potřeba minimálně dvou operandů. Mezi všechny operandy je vložen operátor OR</text:p>
            </text:list-item>
            <text:list-item>
              <text:p text:style-name="P12">NOT – negace. Musí mít právě jeden operand. Operand je vložen za operátor</text:p>
            </text:list-item>
          </text:list>
        </text:list-item>
        <text:list-item>
          <text:p text:style-name="P12">Porovnávací</text:p>
          <text:list>
            <text:list-item>
              <text:p text:style-name="P12">EQ – rovná se. Musí mít právě dva operandy. Mezi operandy je vložen operátor rovná se.</text:p>
            </text:list-item>
            <text:list-item>
              <text:p text:style-name="P12">NEQ – nerovná se. Musí mít právě dva operandy. Mezi operandy je vložen operátor nerovná se.</text:p>
            </text:list-item>
            <text:list-item>
              <text:p text:style-name="P12">GT – větší než. Musí mít právě dva operandy. Mezi operandy je vložen operátor je větší než.</text:p>
            </text:list-item>
            <text:list-item>
              <text:p text:style-name="P12">GTQ – větší nebo rovno. Musí mít právě dva operandy. Mezi operandy je vložen operátor je větší nebo rovno.</text:p>
            </text:list-item>
            <text:list-item>
              <text:p text:style-name="P12">LT – menší než. Musí mít právě dva operandy. Mezi operandy je vložen operátor je menší než..</text:p>
            </text:list-item>
            <text:list-item>
              <text:p text:style-name="P12">LTQ – menší nebo rovno. Musí mít právě dva operandy. Mezi operandy je vložen operátor je menší nebo rovno.</text:p>
            </text:list-item>
            <text:list-item>
              <text:p text:style-name="P12">BTW – hodnota je v intervalu. Musí mít právě tři operandy. Prví operand je porovnávaná hodnota. Další dva operandy definují interval.</text:p>
            </text:list-item>
          </text:list>
        </text:list-item>
        <text:list-item>
          <text:p text:style-name="P12">Aritmetické</text:p>
          <text:list>
            <text:list-item>
              <text:p text:style-name="P12">PLS – aritmetické sčítání. Musí mít minimálně dva operandy. Mezi operandy je vkládán znak plus „+“</text:p>
            </text:list-item>
            <text:list-item>
              <text:p text:style-name="P12">MNS – aritmetické odčítání. Musí mít minimálně dva operandy. Mezi operandy je vkládán znak mínus „-“</text:p>
            </text:list-item>
            <text:list-item>
              <text:p text:style-name="P12">TMS – aritmetické násobení. Musí mít alespoň dva operandy. Mezi operandy je vkládán znak hvězdičky „*“</text:p>
            </text:list-item>
            <text:list-item>
              <text:p text:style-name="P12">DVD – aritmetické dělení. Musí mít alespoň dva operandy. Mezi operandy je vkládán znak lomítka „/“. Operandy s indexem jedna a větším nesmí být rovny nule.</text:p>
            </text:list-item>
          </text:list>
        </text:list-item>
        <text:list-item>
          <text:p text:style-name="P12">Množinové</text:p>
          <text:list>
            <text:list-item>
              <text:p text:style-name="P12">IN – podmnožina. Vyžaduje alespoň dva operandy. První operand definuje zkoumanou množinu a další operandy definují universum množiny.</text:p>
            </text:list-item>
            <text:list-item>
              <text:p text:style-name="P12">NIN – doplněk množiny. Vyžaduje alespoň dva operandy. První operand definuje zkoumanou podmnožinu a další operandy definují universum množiny.</text:p>
            </text:list-item>
          </text:list>
        </text:list-item>
        <text:list-item>
          <text:p text:style-name="P12">Speciální</text:p>
          <text:list>
            <text:list-item>
              <text:p text:style-name="P12">AR – pole hodnot. Nejedná se o operátor v pravém slova smyslu. Je použitelný pro vkládání výčtů dalších hodnot.</text:p>
            </text:list-item>
            <text:list-item>
              <text:p text:style-name="P12">BRK – uzavře operand do závorek. Vyžaduje právě jeden operand.</text:p>
            </text:list-item>
          </text:list>
        </text:list-item>
      </text:list>
      <text:h text:style-name="Heading_20_2" text:outline-level="2"><text:soft-page-break/>Operandy</text:h>
      <text:p text:style-name="Text_20_body">Operandy mohou být několika typů</text:p>
      <text:list xml:id="list502011450" text:style-name="L8">
        <text:list-item>
          <text:p text:style-name="P13">vnořený SVD nebo KVD (popsané výše)</text:p>
        </text:list-item>
        <text:list-item>
          <text:p text:style-name="P13">PD</text:p>
        </text:list-item>
        <text:list-item>
          <text:p text:style-name="P13">Reference na IT</text:p>
        </text:list-item>
        <text:list-item>
          <text:p text:style-name="P13">Výraz</text:p>
        </text:list-item>
      </text:list>
      <text:h text:style-name="Heading_20_3" text:outline-level="3">PD operand</text:h>
      <text:p text:style-name="Text_20_body">PD operandem se rozumí takový operand, který nelze nijak systémem zpracovat. Jedná se o datový typ</text:p>
      <text:list xml:id="list1205169769" text:style-name="L9">
        <text:list-item>
          <text:p text:style-name="P14">string</text:p>
        </text:list-item>
        <text:list-item>
          <text:p text:style-name="P14">integer</text:p>
        </text:list-item>
        <text:list-item>
          <text:p text:style-name="P14">double</text:p>
        </text:list-item>
        <text:list-item>
          <text:p text:style-name="P14">boolean</text:p>
        </text:list-item>
      </text:list>
      <text:p text:style-name="Text_20_body">V případě řetězce (string) je možná kolize s referencí na IT. Tomu se předejde tak, že před hranatou závorku značící referenci se napíše znak zpětného lomítka. Pokud má řetězec začínat zpětným lomítkem a hranatou závorkou, vloží se před zpětné lomítko, ještě jeden znak zpětného lomítka.</text:p>
      <text:h text:style-name="Heading_20_3" text:outline-level="3">Reference na IT</text:h>
      <text:p text:style-name="Text_20_body">Reference na IT označují potřebu porovnávat hodnoty v indexových tabulkách.</text:p>
      <text:p text:style-name="Text_20_body">Reference se označuje tak, že na začátku řetězce se nachází hranatá závorka. Formát reference je [&lt;jmeno_tabulky&gt;.&lt;sloupec&gt;].</text:p>
      <text:h text:style-name="Heading_20_3" text:outline-level="3">Výraz</text:h>
      <text:p text:style-name="Text_20_body">Umožňuje použití SQL funkce. Je označen asociativním indexem „expr“, který obsahuje vlastní výraz (například jméno funkce) spolu se zástupným znakem. Jako zástupný znak je použit znak otazníku „?“. Další prvky vstupního pole obsahují hodnoty, které jsou dosazeny za zástupné znaky.</text:p>
      <text:p text:style-name="Text_20_body">Zástupných znaků musí být právě tolik, kolik je hodnot. V tomto případě lze s výhodou použít pseudo-operátor ARR.</text:p>
      <text:h text:style-name="Heading_20_1" text:outline-level="1">Definice požadovaných UUID</text:h>
      <text:p text:style-name="Text_20_body">Při vytváření dotazu na index je třeba definovat, které sloupce obsahují UUID. Tato definice se prování pomocí parametru <text:span text:style-name="Source_20_Text">_uuidColumns</text:span>, který je odeslán na server formou POST nebo GET.</text:p>
      <text:p text:style-name="Text_20_body">Parametr je asociativní pole, jehož klíčem je název indexu. Každý prvek obsahuje sekvenční pole. Prvkem sekvenčního pole je název sloupce, který se má použít pro získání UUID záznamu v hlavní datové tabulce.</text:p>
      <text:h text:style-name="Heading_20_1" text:outline-level="1">Práce s daty</text:h>
      <text:p text:style-name="Text_20_body">Manipulaci s daty je prováděna rozšířeným objektem Zend frameworku Zend_Db_Table_Rowset. Tato třída je rozšířena o metody __get a __set. Metoda __get vrací požadovanou hodnotu řádku, na který ukazuje ukazatel. Metoda __set nastaví požadovanou hodnotu všem řádkům v setu.</text:p>
      <text:p text:style-name="Text_20_body"><text:soft-page-break/>Pro řádky datové tabulky je upravena třída Zend_Db_Table_Row. Pomocí metod __get a __set se přistupuje k vlastním uloženým datům. Pro přístup ke skutečným sloupcům tabulky se používají k tomu vytvořené metody.</text:p>
      <text:h text:style-name="P25" text:outline-level="1">Příloha A – rezervovaná jména datových objektů</text:h>
      <text:list xml:id="list246799776" text:style-name="L10">
        <text:list-item>
          <text:p text:style-name="P15">default – modul rezerovvaný pro přímý administrační přístup</text:p>
        </text:list-item>
        <text:list-item>
          <text:p text:style-name="P15">system – pseudoobjekt pro práci se systémem</text:p>
        </text:list-item>
        <text:list-item>
          <text:p text:style-name="P15">func – kontejner pro MF</text:p>
        </text:list-item>
      </text:list>
      <text:p text:style-name="Text_20_body"/>
      <text:h text:style-name="P25" text:outline-level="1">Příloha B – rezervovaná jména parametrů GET a POST</text:h>
      <text:list xml:id="list710720727" text:style-name="L11">
        <text:list-item>
          <text:p text:style-name="P16">_filter – obsahuje filtrační objekt</text:p>
        </text:list-item>
        <text:list-item>
          <text:p text:style-name="P16">_uuidColumns – obsahuje informace o sloupcích z indexů, použitých ve FO, které obsahují žádaná UUID DO.</text:p>
        </text:list-item>
        <text:list-item>
          <text:p text:style-name="P16">_sessid – obsahuje identifikátor relace</text:p>
        </text:list-item>
      </text:list>
      <text:p text:style-name="Text_20_body"/>
      <text:h text:style-name="P25" text:outline-level="1">Příloha C – použití FO</text:h>
      <text:h text:style-name="Heading_20_2" text:outline-level="2">Použití operátorů</text:h>
      <text:h text:style-name="Heading_20_3" text:outline-level="3">Logické operátory</text:h>
      <text:p text:style-name="Text_20_body">Příklad platí pro operátory AND a OR. Operátor NOT má jiné chování.</text:p>
      <text:list xml:id="list111335625" text:style-name="L12">
        <text:list-item>
          <text:p text:style-name="P17">operator =&gt; AND</text:p>
        </text:list-item>
        <text:list-item>
          <text:p text:style-name="P17">0 =&gt; hodnotaA</text:p>
        </text:list-item>
        <text:list-item>
          <text:p text:style-name="P17">1 =&gt; hodnotaB</text:p>
        </text:list-item>
        <text:list-item>
          <text:p text:style-name="P17">2 =&gt; hodnotaC</text:p>
        </text:list-item>
      </text:list>
      <text:p text:style-name="Text_20_body">Výstupem je výraz</text:p>
      <text:p text:style-name="Text_20_body"><text:span text:style-name="Source_20_Text">(hodnota1 AND hodnotaB AND hodnotaC)</text:span></text:p>
      <text:p text:style-name="Text_20_body">Pro logický součet bude v indexu „operator“ uložena hodnota „OR“ a ve výsledném dotazu bude operátor „AND“ nahrazen „OR“</text:p>
      <text:h text:style-name="Heading_20_3" text:outline-level="3">Operátor NOT</text:h>
      <text:p text:style-name="Text_20_body">Vstupní objekt bude mít právě jeden operand.</text:p>
      <text:list xml:id="list1043573407" text:style-name="L13">
        <text:list-item>
          <text:p text:style-name="P18">Operator =&gt; NOT</text:p>
        </text:list-item>
        <text:list-item>
          <text:p text:style-name="P18">0 =&gt; hodnota1</text:p>
        </text:list-item>
      </text:list>
      <text:p text:style-name="Text_20_body">Výsledkem bude výraz</text:p>
      <text:p text:style-name="Text_20_body"><text:span text:style-name="Source_20_Text">(NOT hodnota1)</text:span></text:p>
      <text:h text:style-name="Heading_20_3" text:outline-level="3">Porovnávací operátory</text:h>
      <text:p text:style-name="Text_20_body">Příklad pro operátor LTQ (je menší nebo rovno).</text:p>
      <text:list xml:id="list1273151940" text:style-name="L14">
        <text:list-item>
          <text:p text:style-name="P19">operator =&gt; LTQ</text:p>
        </text:list-item>
        <text:list-item>
          <text:p text:style-name="P19">0 =&gt; hodnotaA</text:p>
        </text:list-item>
        <text:list-item>
          <text:p text:style-name="P19">1 =&gt; 54</text:p>
        </text:list-item>
      </text:list>
      <text:p text:style-name="Text_20_body">Výstupem bude dotaz</text:p>
      <text:p text:style-name="Text_20_body"><text:span text:style-name="Source_20_Text">(hodnotaA &lt;= 54)</text:span></text:p>
      <text:p text:style-name="Text_20_body">Tento příklad je analogický pro všechny porovnávací operátory kromě BTW, který používá tři operandy</text:p>
      <text:h text:style-name="Heading_20_3" text:outline-level="3">Operátor BTW</text:h>
      <text:list xml:id="list152404556" text:style-name="L15">
        <text:list-item>
          <text:p text:style-name="P20">Operator =&gt; BTW</text:p>
        </text:list-item>
        <text:list-item>
          <text:p text:style-name="P20">0 =&gt; 45</text:p>
        </text:list-item>
        <text:list-item>
          <text:p text:style-name="P20">1 =&gt; 13</text:p>
        </text:list-item>
        <text:list-item>
          <text:p text:style-name="P20">2 =&gt; 113</text:p>
        </text:list-item>
      </text:list>
      <text:p text:style-name="Text_20_body"><text:soft-page-break/>Vygeneruje dotaz</text:p>
      <text:p text:style-name="Text_20_body"><text:span text:style-name="Source_20_Text">(45 BETWEEN 13 AND 113)</text:span></text:p>
      <text:h text:style-name="Heading_20_3" text:outline-level="3">Aritmetické operátory</text:h>
      <text:p text:style-name="Text_20_body">Vstupní pole bude</text:p>
      <text:list xml:id="list132326786" text:style-name="L16">
        <text:list-item>
          <text:p text:style-name="P21">operator =&gt; PLS</text:p>
        </text:list-item>
        <text:list-item>
          <text:p text:style-name="P21">0 =&gt; 56</text:p>
        </text:list-item>
        <text:list-item>
          <text:p text:style-name="P21">1 =&gt; -3</text:p>
        </text:list-item>
        <text:list-item>
          <text:p text:style-name="P21">2 =&gt; 7</text:p>
        </text:list-item>
      </text:list>
      <text:p text:style-name="Text_20_body">Výstupem bude dotaz</text:p>
      <text:p text:style-name="Text_20_body"><text:span text:style-name="Source_20_Text">(56 + –3 + 7)</text:span></text:p>
      <text:h text:style-name="Heading_20_3" text:outline-level="3">Množinové operátory</text:h>
      <text:p text:style-name="Text_20_body">Vstupní pole</text:p>
      <text:list xml:id="list166765890" text:style-name="L17">
        <text:list-item>
          <text:p text:style-name="P22">operator =&gt; IN</text:p>
        </text:list-item>
        <text:list-item>
          <text:p text:style-name="P22">0 =&gt; g</text:p>
        </text:list-item>
        <text:list-item>
          <text:p text:style-name="P22">1 =&gt; a</text:p>
        </text:list-item>
        <text:list-item>
          <text:p text:style-name="P22">2 =&gt; t</text:p>
        </text:list-item>
        <text:list-item>
          <text:p text:style-name="P22">3 =&gt; g</text:p>
        </text:list-item>
      </text:list>
      <text:p text:style-name="Text_20_body">Výstupem bude dotaz</text:p>
      <text:p text:style-name="Text_20_body"><text:span text:style-name="Source_20_Text">('g' IN ('a', 't', 'g'))</text:span></text:p>
      <text:h text:style-name="Heading_20_3" text:outline-level="3">Speciální – ARR</text:h>
      <text:p text:style-name="Text_20_body">Vstupní hodnoty jsou</text:p>
      <text:list xml:id="list133344161" text:style-name="L18">
        <text:list-item>
          <text:p text:style-name="P23">operator =&gt; ARR</text:p>
        </text:list-item>
        <text:list-item>
          <text:p text:style-name="P23">0 =&gt; 45</text:p>
        </text:list-item>
        <text:list-item>
          <text:p text:style-name="P23">1 =&gt; -0.1</text:p>
        </text:list-item>
        <text:list-item>
          <text:p text:style-name="P23">2 =&gt; ahoj</text:p>
        </text:list-item>
      </text:list>
      <text:p text:style-name="Text_20_body">Výstupem bude dotaz</text:p>
      <text:p text:style-name="Text_20_body"><text:span text:style-name="Source_20_Text">45, -0.1, 'ahoj'</text:span></text:p>
      <text:h text:style-name="Heading_20_3" text:outline-level="3">Speciální – BRK</text:h>
      <text:p text:style-name="Text_20_body">Vstupní hodnoty jsou</text:p>
      <text:list xml:id="list393055361" text:style-name="L19">
        <text:list-item>
          <text:p text:style-name="P24">operator =&gt; BKT</text:p>
        </text:list-item>
        <text:list-item>
          <text:p text:style-name="P24">0 =&gt; hodnotaA</text:p>
        </text:list-item>
      </text:list>
      <text:p text:style-name="Text_20_body">Výstupem bude dotaz</text:p>
      <text:p text:style-name="Text_20_body"><text:span text:style-name="Source_20_Text">(hodnota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ce style:name="OpenSymbol" svg:font-family="OpenSymbol"/>
    <style:font-face style:name="Droid Sans Fallback1" svg:font-family="'Droid Sans Fallback'" style:font-family-generic="modern" style:font-pitch="fixed"/>
    <style:font-face style:name="FreeSerif" svg:font-family="FreeSerif" style:font-family-generic="modern" style:font-pitch="fixed"/>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10" draw:display-name="Hatch 10" draw:style="single" draw:color="#000000" draw:distance="0.011cm" draw:rotation="0"/>
    <draw:hatch draw:name="Hatch_20_11" draw:display-name="Hatch 11" draw:style="single" draw:color="#000000" draw:distance="0.011cm" draw:rotation="0"/>
    <draw:hatch draw:name="Hatch_20_12" draw:display-name="Hatch 12" draw:style="single" draw:color="#000000" draw:distance="0.011cm" draw:rotation="0"/>
    <draw:hatch draw:name="Hatch_20_13" draw:display-name="Hatch 13" draw:style="single" draw:color="#000000" draw:distance="0.011cm" draw:rotation="0"/>
    <draw:hatch draw:name="Hatch_20_19" draw:display-name="Hatch 19" draw:style="single" draw:color="#000000" draw:distance="0.01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1" draw:display-name="Hatch 21" draw:style="single" draw:color="#000000" draw:distance="0.011cm" draw:rotation="0"/>
    <draw:hatch draw:name="Hatch_20_22" draw:display-name="Hatch 22" draw:style="single" draw:color="#000000" draw:distance="0.011cm" draw:rotation="0"/>
    <draw:hatch draw:name="Hatch_20_23" draw:display-name="Hatch 23" draw:style="single" draw:color="#000000" draw:distance="0.011cm" draw:rotation="0"/>
    <draw:hatch draw:name="Hatch_20_24" draw:display-name="Hatch 24" draw:style="single" draw:color="#000000" draw:distance="0.011cm" draw:rotation="0"/>
    <draw:hatch draw:name="Hatch_20_25" draw:display-name="Hatch 25" draw:style="single" draw:color="#000000" draw:distance="0.011cm" draw:rotation="0"/>
    <draw:hatch draw:name="Hatch_20_26" draw:display-name="Hatch 26" draw:style="single" draw:color="#000000" draw:distance="0.011cm" draw:rotation="0"/>
    <draw:hatch draw:name="Hatch_20_3" draw:display-name="Hatch 3" draw:style="single" draw:color="#000000" draw:distance="0.011cm" draw:rotation="0"/>
    <draw:hatch draw:name="Hatch_20_4" draw:display-name="Hatch 4" draw:style="single" draw:color="#000000" draw:distance="0.011cm" draw:rotation="0"/>
    <draw:hatch draw:name="Hatch_20_5" draw:display-name="Hatch 5" draw:style="single" draw:color="#000000" draw:distance="0.011cm" draw:rotation="0"/>
    <draw:hatch draw:name="Hatch_20_6" draw:display-name="Hatch 6"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11cm" draw:dots2="1" draw:dots2-length="0.011cm" draw:distance="0.011cm"/>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9" draw:display-name="Dash 19"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20" draw:display-name="Dash 20"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23" draw:display-name="Dash 23" draw:style="rect" draw:dots1="1" draw:dots1-length="0.011cm" draw:dots2="1" draw:dots2-length="0.011cm" draw:distance="0.011cm"/>
    <draw:stroke-dash draw:name="Dash_20_24" draw:display-name="Dash 24" draw:style="rect" draw:dots1="1" draw:dots1-length="0.011cm" draw:dots2="1" draw:dots2-length="0.011cm" draw:distance="0.011cm"/>
    <draw:stroke-dash draw:name="Dash_20_25" draw:display-name="Dash 25" draw:style="rect" draw:dots1="1" draw:dots1-length="0.011cm" draw:dots2="1" draw:dots2-length="0.011cm" draw:distance="0.011cm"/>
    <draw:stroke-dash draw:name="Dash_20_26" draw:display-name="Dash 26"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cs" fo:country="CZ"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itle" style:family="paragraph" style:parent-style-name="Standard"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ource_20_Text" style:display-name="Source Text" style:family="text">
      <style:text-properties style:font-name="Liberation Mono" style:font-name-asian="Droid Sans Fallback1" style:font-name-complex="FreeSerif"/>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tr Jindra</meta:initial-creator>
    <meta:creation-date>2011-10-03T17:27:57</meta:creation-date>
    <dc:date>2011-10-26T22:16:39</dc:date>
    <dc:creator>Petr Jindra</dc:creator>
    <meta:editing-duration>PT14H34M16S</meta:editing-duration>
    <meta:editing-cycles>37</meta:editing-cycles>
    <meta:generator>LibreOffice/3.4$Linux LibreOffice_project/340m1$Build-1206</meta:generator>
    <meta:document-statistic meta:table-count="0" meta:image-count="0" meta:object-count="0" meta:page-count="14" meta:paragraph-count="234" meta:word-count="1990" meta:character-count="12180" meta:non-whitespace-character-count="10515"/>
  </office:meta>
</office:document-meta>
</file>